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4617" officeooo:paragraph-rsid="001a4617"/>
    </style:style>
    <style:style style:name="P2" style:family="paragraph" style:parent-style-name="Standard">
      <style:text-properties officeooo:rsid="001b5d22" officeooo:paragraph-rsid="001b5d22"/>
    </style:style>
    <style:style style:name="P3" style:family="paragraph" style:parent-style-name="Standard">
      <style:text-properties officeooo:rsid="001c7df9" officeooo:paragraph-rsid="001c7df9"/>
    </style:style>
    <style:style style:name="P4" style:family="paragraph" style:parent-style-name="Standard">
      <style:text-properties officeooo:rsid="002092f2" officeooo:paragraph-rsid="002092f2"/>
    </style:style>
    <style:style style:name="P5" style:family="paragraph" style:parent-style-name="Standard">
      <style:text-properties officeooo:rsid="00234ee6" officeooo:paragraph-rsid="00234ee6"/>
    </style:style>
    <style:style style:name="P6" style:family="paragraph" style:parent-style-name="Standard">
      <style:text-properties officeooo:rsid="00234ee6" officeooo:paragraph-rsid="00299f5e"/>
    </style:style>
    <style:style style:name="P7" style:family="paragraph" style:parent-style-name="Standard">
      <style:text-properties officeooo:rsid="002dfa02" officeooo:paragraph-rsid="002dfa02"/>
    </style:style>
    <style:style style:name="P8" style:family="paragraph" style:parent-style-name="Standard">
      <style:text-properties officeooo:rsid="0030ae86" officeooo:paragraph-rsid="0030ae86"/>
    </style:style>
    <style:style style:name="T1" style:family="text">
      <style:text-properties officeooo:rsid="001e2fdc"/>
    </style:style>
    <style:style style:name="T2" style:family="text">
      <style:text-properties officeooo:rsid="001eeedb"/>
    </style:style>
    <style:style style:name="T3" style:family="text">
      <style:text-properties officeooo:rsid="00220b11"/>
    </style:style>
    <style:style style:name="T4" style:family="text">
      <style:text-properties officeooo:rsid="00260b5c"/>
    </style:style>
    <style:style style:name="T5" style:family="text">
      <style:text-properties officeooo:rsid="0027e979"/>
    </style:style>
    <style:style style:name="T6" style:family="text">
      <style:text-properties officeooo:rsid="00299f5e"/>
    </style:style>
    <style:style style:name="T7" style:family="text">
      <style:text-properties officeooo:rsid="002b1e9e"/>
    </style:style>
    <style:style style:name="T8" style:family="text">
      <style:text-properties officeooo:rsid="002ca8bb"/>
    </style:style>
    <style:style style:name="T9" style:family="text">
      <style:text-properties officeooo:rsid="002f4671"/>
    </style:style>
    <style:style style:name="T10" style:family="text">
      <style:text-properties officeooo:rsid="002ffb97"/>
    </style:style>
    <style:style style:name="T11" style:family="text">
      <style:text-properties officeooo:rsid="00301797"/>
    </style:style>
    <style:style style:name="T12" style:family="text">
      <style:text-properties officeooo:rsid="00313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fang – Mengenlehre, …</text:p>
      <text:p text:style-name="P1"/>
      <text:p text:style-name="P1">Lineare Algebra</text:p>
      <text:p text:style-name="P1"/>
      <text:p text:style-name="P1">Sätze die ich in einer VO durchbesprechen würde. Aufbau einer Matrix, als Lineare Abbildung. Lineare Abbildungen sind genau die Homomorphismen zw. Vektorräumen. Wie schaut das bei allg. Ringen/Moduln aus?</text:p>
      <text:p text:style-name="P1"/>
      <text:p text:style-name="P2">Matrizenmultiplikation (Algorithmus), sparse Matrix.</text:p>
      <text:p text:style-name="P3">Determinante. <text:span text:style-name="T1">Inverse. Lineare Gleichungssysteme. → </text:span><text:span text:style-name="T2">Inverse Probleme/Numerik</text:span></text:p>
      <text:p text:style-name="P4">Unterscheidung zw. Direkte Probleme (<text:span text:style-name="T3">DR</text:span>) und Inverse Probleme (NP).</text:p>
      <text:p text:style-name="P4"/>
      <text:p text:style-name="P5">Unterrichtsfach Direkte Probleme (DR):</text:p>
      <text:p text:style-name="P5">Dharma:</text:p>
      <text:p text:style-name="P6"><text:span text:style-name="T8">* </text:span>Datenbanken und Funktionen <text:span text:style-name="T5">(Wiring), </text:span><text:span text:style-name="T6">Modellierung</text:span></text:p>
      <text:p text:style-name="P6"><text:span text:style-name="T8">* </text:span>Maschinen<text:span text:style-name="T7">bau, Mechanik</text:span></text:p>
      <text:p text:style-name="P7">* Umwelt, <text:span text:style-name="T9">Geographie </text:span><text:span text:style-name="T10">&amp; Materialkunde </text:span><text:span text:style-name="T11">(Raum &amp; Bodenschätze)</text:span></text:p>
      <text:p text:style-name="P7"/>
      <text:p text:style-name="P8">Das beinhaltet das heutige Informatik, Mathematik, Physik, Chemie, <text:span text:style-name="T12">Sport.</text:span>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3:03:30.973360759</meta:creation-date>
    <meta:generator>LibreOffice/7.4.7.2$Linux_X86_64 LibreOffice_project/40$Build-2</meta:generator>
    <dc:date>2023-11-19T03:14:12.305230612</dc:date>
    <meta:editing-duration>PT10M32S</meta:editing-duration>
    <meta:editing-cycles>20</meta:editing-cycles>
    <meta:document-statistic meta:table-count="0" meta:image-count="0" meta:object-count="0" meta:page-count="1" meta:paragraph-count="12" meta:word-count="85" meta:character-count="688" meta:non-whitespace-character-count="614"/>
  </office:meta>
</office:document-meta>
</file>